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Slovenščina / Slovenian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Slovenščina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Slovenščina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Slovenščina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Slovenščina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Slovenščina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